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0099" fo:font-size="26pt" style:font-size-asian="26pt" style:font-size-complex="26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fo:color="#000099"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ffline Handwritten Signature Verification using CNN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Malkhan Singh</text:span></text:p>
            <text:p text:style-name="P2"><text:span text:style-name="T2">CSE 3</text:span><text:span text:style-name="T3">rd</text:span><text:span text:style-name="T2"> Year (Dual Degre, B.Tech + M.Tech)</text:span></text:p>
            <text:p text:style-name="P2"><text:span text:style-name="T2">National Institute of Technology, Rourkela, Odish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blem Statement and its explanation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Problem:- A system that can distinguish forgeries from actual signatures.</text:span></text:p>
            <text:p text:style-name="P2"><text:span text:style-name="T2"/></text:p>
            <text:p text:style-name="P2"><text:span text:style-name="T2">Solution:- Curves in handwritting of a person are natural and unique,</text:span></text:p>
            <text:p text:style-name="P2"><text:span text:style-name="T2">No one can copy them exactly.</text:span></text:p>
            <text:p text:style-name="P2"><text:span text:style-name="T2">So, I took this feature as base to our problem.</text:span></text:p>
            <text:p text:style-name="P2"><text:span text:style-name="T2">Technology:- Convolution is the best way to check difference between two curves.</text:span></text:p>
            <text:p text:style-name="P2"><text:span text:style-name="T2">Like if both curves are same it will give a high value otherwise very les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lassification of Genuine and Forged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We can take this problem as two class, and can develope a solution of image classification of two class.</text:span></text:p>
            <text:p text:style-name="P2"><text:span text:style-name="T2">Where classes are:-</text:span></text:p>
            <text:p text:style-name="P2"><text:span text:style-name="T2">1. Genuine</text:span><text:span text:style-name="T2"><text:tab/></text:span><text:span text:style-name="T2"><text:tab/></text:span><text:span text:style-name="T2">2. Forged</text:span></text:p>
            <text:p text:style-name="P2"><text:span text:style-name="T2"/></text:p>
            <text:p text:style-name="P2"><text:span text:style-name="T2">Advantage:- This approche is giving answeres with good accuracy.</text:span></text:p>
            <text:p text:style-name="P2"><text:span text:style-name="T2">Disadvantage:- There is a social issue with this approach,</text:span></text:p>
            <text:p text:style-name="P2"><text:span text:style-name="T2">we have to provide forged signature along with genuine signature for a new user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Result and Analysis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We can take this problem as two class, and can develope a solution of image classification of two class.</text:span></text:p>
            <text:p text:style-name="P2"><text:span text:style-name="T2">Where classes are:-</text:span></text:p>
            <text:p text:style-name="P2"><text:span text:style-name="T2">1. Genuine</text:span><text:span text:style-name="T2"><text:tab/></text:span><text:span text:style-name="T2"><text:tab/></text:span><text:span text:style-name="T2">2. Forged</text:span></text:p>
            <text:p text:style-name="P2"><text:span text:style-name="T2"/></text:p>
            <text:p text:style-name="P2"><text:span text:style-name="T2">Advantage:- This approche is giving answeres with good accuracy.</text:span></text:p>
            <text:p text:style-name="P2"><text:span text:style-name="T2">Disadvantage:- There is a social issue with this approach,</text:span></text:p>
            <text:p text:style-name="P2"><text:span text:style-name="T2">we have to provide forged signature along with genuine signature for a new user.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1T22:29:12.046416277</meta:creation-date>
    <dc:date>2018-12-01T23:19:05.904247484</dc:date>
    <meta:editing-duration>PT15M29S</meta:editing-duration>
    <meta:editing-cycles>4</meta:editing-cycles>
    <meta:generator>LibreOffice/5.1.6.2$Linux_X86_64 LibreOffice_project/10m0$Build-2</meta:generator>
    <meta:document-statistic meta:object-count="37"/>
  </office:meta>
</office:document-meta>
</file>